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au1" style:family="table">
      <style:table-properties style:width="17cm" table:align="margins" style:shadow="none" style:may-break-between-rows="true" table:border-model="collapsing"/>
    </style:style>
    <style:style style:name="Tableau1.A" style:family="table-column">
      <style:table-column-properties style:column-width="8.5cm" style:rel-column-width="4819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B5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au1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B7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text-properties officeooo:rsid="00158376" officeooo:paragraph-rsid="00158376"/>
    </style:style>
    <style:style style:name="P2" style:family="paragraph" style:parent-style-name="Standard">
      <style:text-properties officeooo:rsid="00158376" officeooo:paragraph-rsid="00158376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6" style:family="paragraph" style:parent-style-name="Text_20_body">
      <style:text-properties officeooo:paragraph-rsid="00158376" fo:background-color="transparent"/>
    </style:style>
    <style:style style:name="P7" style:family="paragraph" style:parent-style-name="Title">
      <style:text-properties fo:color="#c9211e" loext:opacity="100%" fo:font-size="26pt" style:font-size-asian="26pt" style:font-size-complex="26pt"/>
    </style:style>
    <style:style style:name="P8" style:family="paragraph" style:parent-style-name="Header">
      <style:text-properties officeooo:rsid="00158376" officeooo:paragraph-rsid="00158376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c231" officeooo:paragraph-rsid="0016c2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447" officeooo:paragraph-rsid="001884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58376"/>
    </style:style>
    <style:style style:name="T2" style:family="text">
      <style:text-properties officeooo:rsid="00197db4"/>
    </style:style>
    <style:style style:name="T3" style:family="text">
      <style:text-properties officeooo:rsid="0019b2f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7">SAé 2.02 Exploitation algorithmique d’un problème</text:p>
      <text:h text:style-name="Heading_20_1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_Toc391_1947903508" text:style-name="Index_20_Link" text:visited-style-name="Index_20_Link">Réalisation<text:tab/>1</text:a></text:p>
          <text:p text:style-name="P3"><text:a xlink:type="simple" xlink:href="#__RefHeading___Toc393_1947903508" text:style-name="Index_20_Link" text:visited-style-name="Index_20_Link">Organisation<text:tab/>1</text:a></text:p>
          <text:p text:style-name="P3"><text:a xlink:type="simple" xlink:href="#__RefHeading___Toc395_1947903508" text:style-name="Index_20_Link" text:visited-style-name="Index_20_Link">Détails des questions<text:tab/>1</text:a></text:p>
          <text:p text:style-name="P4"><text:a xlink:type="simple" xlink:href="#__RefHeading___Toc400_1947903508" text:style-name="Index_20_Link" text:visited-style-name="Index_20_Link"><text:s/>6.2 Collaborateurs communs<text:tab/>1</text:a></text:p>
          <text:p text:style-name="P4"><text:a xlink:type="simple" xlink:href="#__RefHeading___Toc402_1947903508" text:style-name="Index_20_Link" text:visited-style-name="Index_20_Link"><text:s/>6.3 Collaborateurs proches<text:tab/>1</text:a></text:p>
          <text:p text:style-name="P4"><text:a xlink:type="simple" xlink:href="#__RefHeading___Toc404_1947903508" text:style-name="Index_20_Link" text:visited-style-name="Index_20_Link"><text:s/>6.4 Qui est le centre d’Hollywood<text:tab/>2</text:a></text:p>
          <text:p text:style-name="P4"><text:a xlink:type="simple" xlink:href="#__RefHeading___Toc406_1947903508" text:style-name="Index_20_Link" text:visited-style-name="Index_20_Link"><text:s/>6.5 Une petite famille<text:tab/>2</text:a></text:p>
          <text:p text:style-name="P3"><text:a xlink:type="simple" xlink:href="#__RefHeading___Toc397_1947903508" text:style-name="Index_20_Link" text:visited-style-name="Index_20_Link">Évaluation expérimentale<text:tab/>2</text:a></text:p>
        </text:index-body>
      </text:table-of-content>
      <text:h text:style-name="Heading_20_1" text:outline-level="1"/>
      <text:h text:style-name="Heading_20_1" text:outline-level="1"><text:bookmark-start text:name="__RefHeading___Toc391_1947903508"/>Réalisation<text:bookmark-end text:name="__RefHeading___Toc391_1947903508"/></text:h>
      <text:p text:style-name="Text_20_body">L’ensemble du travail demandé a été réalisé sur la période de 8 semaines consacrée à la réalisation de cette <text:span text:style-name="T2">SAE 2.02 Exploration Algorithmique d’un problème. Chacune des fonctions proposées a pu être testée, à la fois dans son fonctionnement et son efficacité. </text:span><text:span text:style-name="T3">La docstring est fournie et certains commantaires sont ajoutés lorsque cela est nécessaire, afin de rendre le code plus lisible et compréhensible. </text:span></text:p>
      <text:h text:style-name="Heading_20_1" text:outline-level="1" text:is-list-header="true"><text:bookmark-start text:name="__RefHeading___Toc393_1947903508"/>Organisation<text:bookmark-end text:name="__RefHeading___Toc393_1947903508"/></text:h>
      <text:p text:style-name="Text_20_body"/>
      <table:table table:name="Tableau1" table:style-name="Tableau1" table:template-name="Academic">
        <table:table-column table:style-name="Tableau1.A" table:number-columns-repeated="2"/>
        <table:table-row table:style-name="Tableau1.1">
          <table:table-cell table:style-name="Tableau1.A1" office:value-type="string">
            <text:p text:style-name="P9">Clémence</text:p>
          </table:table-cell>
          <table:table-cell table:style-name="Tableau1.A1" office:value-type="string">
            <text:p text:style-name="P9">Ophélie</text:p>
          </table:table-cell>
        </table:table-row>
        <table:table-row table:style-name="Tableau1.1">
          <table:table-cell table:style-name="Tableau1.A2" table:number-columns-spanned="2" office:value-type="string">
            <text:p text:style-name="P9">Echauffement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10">Collaborateurs en communs</text:p>
          </table:table-cell>
          <table:table-cell table:style-name="Tableau1.B3" office:value-type="string">
            <text:p text:style-name="P10">Collaborateurs proches</text:p>
          </table:table-cell>
        </table:table-row>
        <table:table-row table:style-name="Tableau1.1">
          <table:table-cell table:style-name="Tableau1.A2" office:value-type="string">
            <text:p text:style-name="P10">Qui est au centre d’Hollywood</text:p>
          </table:table-cell>
          <table:table-cell table:style-name="Tableau1.B4" office:value-type="string">
            <text:p text:style-name="P10">Rapport</text:p>
          </table:table-cell>
        </table:table-row>
        <table:table-row table:style-name="Tableau1.1">
          <table:table-cell table:style-name="Tableau1.A2" office:value-type="string">
            <text:p text:style-name="P10">Une petite famille</text:p>
          </table:table-cell>
          <table:table-cell table:style-name="Tableau1.B5">
            <text:p text:style-name="P10"/>
          </table:table-cell>
        </table:table-row>
        <table:table-row table:style-name="Tableau1.1">
          <table:table-cell table:style-name="Tableau1.A2" office:value-type="string">
            <text:p text:style-name="P10">Bonus</text:p>
          </table:table-cell>
          <table:table-cell table:style-name="Tableau1.B5">
            <text:p text:style-name="P10"/>
          </table:table-cell>
        </table:table-row>
        <table:table-row table:style-name="Tableau1.1">
          <table:table-cell table:style-name="Tableau1.A7" office:value-type="string">
            <text:p text:style-name="P10">Interraction application sur terminal</text:p>
          </table:table-cell>
          <table:table-cell table:style-name="Tableau1.B7">
            <text:p text:style-name="P10"/>
          </table:table-cell>
        </table:table-row>
      </table:table>
      <text:p text:style-name="Text_20_body"/>
      <text:p text:style-name="Text_20_body"><text:soft-page-break/></text:p>
      <text:h text:style-name="Heading_20_1" text:outline-level="1"><text:bookmark-start text:name="__RefHeading___Toc395_1947903508"/>Détails des questions<text:bookmark-end text:name="__RefHeading___Toc395_1947903508"/></text:h>
      <text:h text:style-name="Heading_20_2" text:outline-level="2"><text:bookmark-start text:name="__RefHeading___Toc400_1947903508"/><text:tab/>6.<text:span text:style-name="T1">2</text:span> <text:span text:style-name="T1">Collaborateurs communs</text:span><text:bookmark-end text:name="__RefHeading___Toc400_1947903508"/></text:h>
      <text:p text:style-name="P6"><text:bookmark text:name="docs-internal-guid-61167794-7fff-a355-2353-3d21a4bd70e7"/><text:span text:style-name="T1">L’ensemble des collaborateurs communs peut se décrire de cette façon : nous souhaitons avoir l’ensemble des nœuds possédant une arête identique. </text:span>Pour deux nœuds différents <text:span text:style-name="T1">u</text:span> et <text:span text:style-name="T1">v</text:span>, on veut <text:span text:style-name="T1">l’ensemble des acteurs qui sont à la fois dans le voisinage de u et dans le voisinage de v.</text:span></text:p>
      <text:h text:style-name="Heading_20_2" text:outline-level="2"><text:bookmark-start text:name="__RefHeading___Toc402_1947903508"/><text:tab/>6.3 Collaborateurs proches<text:bookmark-end text:name="__RefHeading___Toc402_1947903508"/></text:h>
      <text:p text:style-name="P5"/>
      <text:h text:style-name="Heading_20_2" text:outline-level="2"><text:bookmark-start text:name="__RefHeading___Toc404_1947903508"/><text:tab/>6.4 Qui est le centre d’Hollywood<text:bookmark-end text:name="__RefHeading___Toc404_1947903508"/></text:h>
      <text:h text:style-name="Heading_20_2" text:outline-level="2"><text:bookmark-start text:name="__RefHeading___Toc406_1947903508"/><text:tab/>6.5 Une petite famille<text:line-break/><text:line-break/><text:bookmark-end text:name="__RefHeading___Toc406_1947903508"/></text:h>
      <text:h text:style-name="Heading_20_1" text:outline-level="1"><text:bookmark-start text:name="__RefHeading___Toc397_1947903508"/>Évaluation expérimentale <text:bookmark-end text:name="__RefHeading___Toc397_1947903508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fr" number:country="FR">
      <number:number number:min-integer-digits="1"/>
    </number:number-style>
    <number:text-style style:name="N20100" number:language="fr" number:country="FR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style style:name="MP1" style:family="paragraph" style:parent-style-name="Header">
      <style:text-properties officeooo:rsid="00158376" officeooo:paragraph-rsid="001583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Ophélie Valin</text:p>
        <text:p text:style-name="MP1">Clémence Bocquet</text:p>
        <text:p text:style-name="MP1">BUT 1 informatique – Orléans</text:p>
        <text:p text:style-name="MP1">Groupe 4A</text:p>
        <text:p text:style-name="MP1">2023-2024</text:p>
      </style:header-first>
      <style:footer>
        <text:p text:style-name="Footer"><text:tab/><text:tab/><text:page-number text:select-page="current">2</text:page-number></text:p>
      </style:footer>
      <style:footer-first>
        <text:p text:style-name="Footer"><text:tab/><text:tab/><text:page-number text:select-page="current"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6:44:16.634266603</meta:creation-date>
    <dc:date>2024-05-28T15:25:30.971354295</dc:date>
    <meta:editing-duration>PT54M10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2" meta:paragraph-count="37" meta:word-count="211" meta:character-count="1382" meta:non-whitespace-character-count="1191"/>
  </office:meta>
</office:document-meta>
</file>